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F0000028B33BE2AC022863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2091in" draw:z-index="0"><draw:image xlink:href="Pictures/100000010000042F0000028B33BE2AC0228633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0:44:51.732858179</meta:creation-date>
    <dc:date>2024-02-09T10:45:16.256654924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